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fo:font-size="9pt"/>
    </style:style>
    <style:style style:name="T1" style:family="text">
      <style:text-properties fo:color="#008080" fo:font-weight="bold"/>
    </style:style>
    <style:style style:name="T2" style:family="text">
      <style:text-properties fo:color="#008080" fo:font-weight="bold" officeooo:rsid="0019bf6b"/>
    </style:style>
    <style:style style:name="T3" style:family="text">
      <style:text-properties fo:color="#808080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ip install </text:span><text:span text:style-name="T1">Auditlog import_export dbdump dbbackup dbbackup_ui easy_thumbnails filer mptt simple_history profiles django_dbshell_plus </text:span><text:span text:style-name="T3">jet.dashboard jet </text:span><text:span text:style-name="T1">rest_framework registration met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40:54.354099246</meta:creation-date>
    <dc:date>2020-04-07T17:47:21.386214228</dc:date>
    <meta:editing-duration>PT6M29S</meta:editing-duration>
    <meta:editing-cycles>1</meta:editing-cycles>
    <meta:document-statistic meta:table-count="0" meta:image-count="0" meta:object-count="0" meta:page-count="1" meta:paragraph-count="1" meta:word-count="18" meta:character-count="184" meta:non-whitespace-character-count="167"/>
    <meta:generator>LibreOffice/5.1.4.2$Linux_X86_64 LibreOffice_project/10m0$Build-2</meta:generator>
  </office:meta>
</office:document-meta>
</file>